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georgia" svg:font-family="georgia, 'times new roman', times, serif"/>
    <style:font-face style:name="monospace" svg:font-family="monospace"/>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hadow="none"/>
    </style:style>
    <style:style style:name="Table1.A" style:family="table-column">
      <style:table-column-properties style:column-width="1.25in" style:rel-column-width="1800*"/>
    </style:style>
    <style:style style:name="Table1.B" style:family="table-column">
      <style:table-column-properties style:column-width="2in" style:rel-column-width="2880*"/>
    </style:style>
    <style:style style:name="Table1.D" style:family="table-column">
      <style:table-column-properties style:column-width="0.8514in" style:rel-column-width="1226*"/>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A3" style:family="table-cell">
      <style:table-cell-properties fo:background-color="#ffffff" fo:padding="0in" fo:border-left="0.0007in solid #000000" fo:border-right="none" fo:border-top="none" fo:border-bottom="none">
        <style:background-image/>
      </style:table-cell-properties>
    </style:style>
    <style:style style:name="Table1.A13" style:family="table-cell">
      <style:table-cell-properties fo:background-color="#ffffff" fo:padding="0in" fo:border-left="0.0007in solid #000000" fo:border-right="none" fo:border-top="none" fo:border-bottom="0.0007in solid #000000">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5">
      <style:text-properties fo:font-size="14pt" style:text-underline-style="none" fo:font-weight="bold" style:font-size-asian="14pt" style:font-weight-asian="bold" style:font-size-complex="14pt" style:font-weight-complex="bold"/>
    </style:style>
    <style:style style:name="P9" style:family="paragraph" style:parent-style-name="Standard">
      <style:text-properties fo:font-size="10pt" style:text-underline-style="none" fo:font-weight="normal" style:font-size-asian="10pt" style:font-weight-asian="normal" style:font-size-complex="10pt" style:font-weight-complex="normal"/>
    </style:style>
    <style:style style:name="P10"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list-style-name="L7">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list-style-name="L6">
      <style:text-properties style:font-name="Times New Roman" fo:font-size="14pt" style:text-underline-style="none" fo:font-weight="bold" style:font-size-asian="14pt" style:font-weight-asian="bold" style:font-size-complex="14pt" style:font-weight-complex="bold"/>
    </style:style>
    <style:style style:name="P13" style:family="paragraph" style:parent-style-name="Standard" style:list-style-name="L4">
      <style:text-properties style:use-window-font-color="true" style:font-name="Times New Roman" fo:font-size="10pt" style:text-underline-style="none" fo:font-weight="normal" style:font-size-asian="10pt" style:font-weight-asian="normal" style:font-size-complex="10pt" style:font-weight-complex="normal"/>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18" style:family="paragraph" style:parent-style-name="Standard" style:list-style-name="">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dentifying Fraud from Enron Email</text:p>
      <text:p text:style-name="P6">Udacity Intro to Machine Learning – Final Project</text:p>
      <text:p text:style-name="P5">Christopher Giler</text:p>
      <text:p text:style-name="P5">November 24, 2016</text:p>
      <text:p text:style-name="P5"/>
      <text:list xml:id="list629239704246887510" text:style-name="L5">
        <text:list-item>
          <text:p text:style-name="P8">Introduction</text:p>
        </text:list-item>
      </text:list>
      <text:p text:style-name="P5"/>
      <text:p text:style-name="P5"/>
      <text:p text:style-name="P5"/>
      <text:list xml:id="list596946096" text:continue-numbering="true" text:style-name="L5">
        <text:list-item>
          <text:p text:style-name="P8">The Data</text:p>
        </text:list-item>
      </text:list>
      <text:p text:style-name="P5"/>
      <text:p text:style-name="P5">The selected Enron dataset contains 146 separate data points, each for a different employee and consisting of mostly senior management of enron. Each data point includes information across 21 features, including one which classifies the employee as a “Person of Interest” (POI) in the Enron fraud. The feature breakdown, split by data type, is as follow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3">Feature</text:p>
          </table:table-cell>
          <table:table-cell table:style-name="Table1.B2" office:value-type="string">
            <text:p text:style-name="P4">Deferral Payments</text:p>
          </table:table-cell>
          <table:table-cell table:style-name="Table1.B2" office:value-type="string">
            <text:p text:style-name="P4">Salary</text:p>
          </table:table-cell>
          <table:table-cell table:style-name="Table1.D2" office:value-type="string">
            <text:p text:style-name="P4">POI</text:p>
          </table:table-cell>
        </table:table-row>
        <table:table-row>
          <table:covered-table-cell/>
          <table:table-cell table:style-name="Table1.B2" office:value-type="string">
            <text:p text:style-name="P4">Exercised Stock Options</text:p>
          </table:table-cell>
          <table:table-cell table:style-name="Table1.B2" office:value-type="string">
            <text:p text:style-name="P4">'To' Messages</text:p>
          </table:table-cell>
          <table:table-cell table:style-name="Table1.D2" office:value-type="string">
            <text:p text:style-name="P4"/>
          </table:table-cell>
        </table:table-row>
        <table:table-row>
          <table:covered-table-cell/>
          <table:table-cell table:style-name="Table1.B2" office:value-type="string">
            <text:p text:style-name="P4">Restricted Stock Deferred</text:p>
          </table:table-cell>
          <table:table-cell table:style-name="Table1.B2" office:value-type="string">
            <text:p text:style-name="P4">Total Payments</text:p>
          </table:table-cell>
          <table:table-cell table:style-name="Table1.D2" office:value-type="string">
            <text:p text:style-name="P4"/>
          </table:table-cell>
        </table:table-row>
        <table:table-row>
          <table:covered-table-cell/>
          <table:table-cell table:style-name="Table1.B2" office:value-type="string">
            <text:p text:style-name="P4">Loan Advances</text:p>
          </table:table-cell>
          <table:table-cell table:style-name="Table1.B2" office:value-type="string">
            <text:p text:style-name="P4">Bonus</text:p>
          </table:table-cell>
          <table:table-cell table:style-name="Table1.D2" office:value-type="string">
            <text:p text:style-name="P4"/>
          </table:table-cell>
        </table:table-row>
        <table:table-row>
          <table:covered-table-cell/>
          <table:table-cell table:style-name="Table1.B2" office:value-type="string">
            <text:p text:style-name="P4">Director Fees</text:p>
          </table:table-cell>
          <table:table-cell table:style-name="Table1.B2" office:value-type="string">
            <text:p text:style-name="P4">Restricted Stock</text:p>
          </table:table-cell>
          <table:table-cell table:style-name="Table1.D2" office:value-type="string">
            <text:p text:style-name="P4"/>
          </table:table-cell>
        </table:table-row>
        <table:table-row>
          <table:covered-table-cell/>
          <table:table-cell table:style-name="Table1.B2" office:value-type="string">
            <text:p text:style-name="P4">Deferred Income</text:p>
          </table:table-cell>
          <table:table-cell table:style-name="Table1.B2" office:value-type="string">
            <text:p text:style-name="P4">Shared Receipt with POI</text:p>
          </table:table-cell>
          <table:table-cell table:style-name="Table1.D2" office:value-type="string">
            <text:p text:style-name="P4"/>
          </table:table-cell>
        </table:table-row>
        <table:table-row>
          <table:covered-table-cell/>
          <table:table-cell table:style-name="Table1.B2" office:value-type="string">
            <text:p text:style-name="P4">Long Term Incentives</text:p>
          </table:table-cell>
          <table:table-cell table:style-name="Table1.B2" office:value-type="string">
            <text:p text:style-name="P4">Total Stock Value</text:p>
          </table:table-cell>
          <table:table-cell table:style-name="Table1.D2" office:value-type="string">
            <text:p text:style-name="P4"/>
          </table:table-cell>
        </table:table-row>
        <table:table-row>
          <table:covered-table-cell/>
          <table:table-cell table:style-name="Table1.B2" office:value-type="string">
            <text:p text:style-name="P4">Email Address</text:p>
          </table:table-cell>
          <table:table-cell table:style-name="Table1.B2" office:value-type="string">
            <text:p text:style-name="P4">Expenses</text:p>
          </table:table-cell>
          <table:table-cell table:style-name="Table1.D2" office:value-type="string">
            <text:p text:style-name="P4"/>
          </table:table-cell>
        </table:table-row>
        <table:table-row>
          <table:covered-table-cell/>
          <table:table-cell table:style-name="Table1.B2" office:value-type="string">
            <text:p text:style-name="P4"/>
          </table:table-cell>
          <table:table-cell table:style-name="Table1.B2" office:value-type="string">
            <text:p text:style-name="P4">'From' Messages</text:p>
          </table:table-cell>
          <table:table-cell table:style-name="Table1.D2" office:value-type="string">
            <text:p text:style-name="P4"/>
          </table:table-cell>
        </table:table-row>
        <table:table-row>
          <table:covered-table-cell/>
          <table:table-cell table:style-name="Table1.B2" office:value-type="string">
            <text:p text:style-name="P4"/>
          </table:table-cell>
          <table:table-cell table:style-name="Table1.B2" office:value-type="string">
            <text:p text:style-name="P4">From This Person to POI</text:p>
          </table:table-cell>
          <table:table-cell table:style-name="Table1.D2" office:value-type="string">
            <text:p text:style-name="P4"/>
          </table:table-cell>
        </table:table-row>
        <table:table-row>
          <table:covered-table-cell/>
          <table:table-cell table:style-name="Table1.B2" office:value-type="string">
            <text:p text:style-name="P4"/>
          </table:table-cell>
          <table:table-cell table:style-name="Table1.B2" office:value-type="string">
            <text:p text:style-name="P4">From POI to This Person</text:p>
          </table:table-cell>
          <table:table-cell table:style-name="Table1.D2" office:value-type="string">
            <text:p text:style-name="P4"/>
          </table:table-cell>
        </table:table-row>
        <table:table-row>
          <table:covered-table-cell/>
          <table:table-cell table:style-name="Table1.B13" office:value-type="string">
            <text:p text:style-name="P4"/>
          </table:table-cell>
          <table:table-cell table:style-name="Table1.B13" office:value-type="string">
            <text:p text:style-name="P4">Other</text:p>
          </table:table-cell>
          <table:table-cell table:style-name="Table1.D13" office:value-type="string">
            <text:p text:style-name="P4"/>
          </table:table-cell>
        </table:table-row>
      </table:table>
      <text:p text:style-name="P5"/>
      <text:p text:style-name="P5">For all 146 data points in the dataset, <text:span text:style-name="T1">18</text:span> of them are classified as POIs:</text:p>
      <text:p text:style-name="P5"/>
      <text:list xml:id="list1726983184045863743" text:style-name="L4">
        <text:list-item>
          <text:list>
            <text:list-item>
              <text:p text:style-name="P13">HANNON KEVIN P<text:tab/><text:tab/></text:p>
            </text:list-item>
            <text:list-item>
              <text:p text:style-name="P13">COLWELL WESLEY<text:tab/><text:tab/></text:p>
            </text:list-item>
            <text:list-item>
              <text:p text:style-name="P13">RIEKER PAULA H<text:tab/><text:tab/></text:p>
            </text:list-item>
            <text:list-item>
              <text:p text:style-name="P13">KOPPER MICHAEL J<text:tab/><text:tab/></text:p>
            </text:list-item>
            <text:list-item>
              <text:p text:style-name="P13">SHELBY REX<text:tab/><text:tab/><text:tab/></text:p>
            </text:list-item>
            <text:list-item>
              <text:p text:style-name="P13">DELAINEY DAVID W</text:p>
            </text:list-item>
            <text:list-item>
              <text:p text:style-name="P13">LAY KENNETH L<text:tab/><text:tab/>(Founder / Chairman)</text:p>
            </text:list-item>
            <text:list-item>
              <text:p text:style-name="P13">BOWEN JR RAYMOND M</text:p>
            </text:list-item>
            <text:list-item>
              <text:p text:style-name="P13">BELDEN TIMOTHY N</text:p>
            </text:list-item>
            <text:list-item>
              <text:p text:style-name="P13">FASTOW ANDREW S<text:tab/><text:tab/>(CFO)</text:p>
            </text:list-item>
            <text:list-item>
              <text:p text:style-name="P13">CALGER CHRISTOPHER F</text:p>
            </text:list-item>
            <text:list-item>
              <text:p text:style-name="P13">RICE KENNETH D<text:span text:style-name="T2"><text:tab/><text:tab/>(Chief Executive – High-Speed Internet Unit)</text:span></text:p>
            </text:list-item>
            <text:list-item>
              <text:p text:style-name="P13">SKILLING JEFFREY K<text:tab/><text:tab/>(CEO)</text:p>
            </text:list-item>
            <text:list-item>
              <text:p text:style-name="P13">YEAGER F SCOTT</text:p>
            </text:list-item>
            <text:list-item>
              <text:p text:style-name="P13">HIRKO JOSEPH</text:p>
            </text:list-item>
            <text:list-item>
              <text:p text:style-name="P13">KOENIG MARK E<text:tab/><text:tab/>(Director of Investor Relations)</text:p>
            </text:list-item>
            <text:list-item>
              <text:p text:style-name="P13">CAUSEY RICHARD A</text:p>
            </text:list-item>
            <text:list-item>
              <text:p text:style-name="P13">GLISAN JR BEN F<text:tab/><text:tab/>(Treasurer)</text:p>
            </text:list-item>
          </text:list>
        </text:list-item>
      </text:list>
      <text:p text:style-name="P9"><text:a xlink:type="simple" xlink:href="http://www.nytimes.com/2006/01/29/business/businessspecial3/10-enron-players-where-they-landed-after-the-fall.html" text:style-name="Internet_20_link" text:visited-style-name="Visited_20_Internet_20_Link">http://www.nytimes.com/2006/01/29/business/businessspecial3/10-enron-players-where-they-landed-after-the-fall.html</text:a></text:p>
      <text:p text:style-name="P9"><text:soft-page-break/></text:p>
      <text:p text:style-name="P14">There are a number of features with missing values (marked 'NaN' in the dataset):</text:p>
      <text:p text:style-name="P17"/>
      <text:p text:style-name="P17">loan_advances<text:tab/><text:tab/> <text:s/>142</text:p>
      <text:p text:style-name="P18">director_fees <text:tab/><text:tab/><text:tab/>129</text:p>
      <text:p text:style-name="P18">restricted_stock_deferred <text:tab/>128</text:p>
      <text:p text:style-name="P18">deferral_payments <text:tab/><text:tab/>107</text:p>
      <text:p text:style-name="P18">deferred_income <text:tab/><text:tab/>97</text:p>
      <text:p text:style-name="P18">long_term_incentive <text:tab/>80</text:p>
      <text:p text:style-name="P18">bonus <text:tab/><text:tab/><text:tab/><text:tab/>64</text:p>
      <text:p text:style-name="P18">to_messages <text:tab/><text:tab/><text:tab/>60</text:p>
      <text:p text:style-name="P18">shared_receipt_with_poi <text:tab/>60</text:p>
      <text:p text:style-name="P18">from_messages <text:tab/><text:tab/>60</text:p>
      <text:p text:style-name="P18">from_poi_to_this_person <text:tab/>60</text:p>
      <text:p text:style-name="P18">from_this_person_to_poi <text:tab/>60</text:p>
      <text:p text:style-name="P18">other <text:tab/><text:tab/><text:tab/><text:tab/>53</text:p>
      <text:p text:style-name="P18">salary <text:tab/><text:tab/><text:tab/><text:tab/>51</text:p>
      <text:p text:style-name="P18">expenses <text:tab/><text:tab/><text:tab/>51</text:p>
      <text:p text:style-name="P18">exercised_stock_options <text:tab/>44</text:p>
      <text:p text:style-name="P18">restricted_stock <text:tab/><text:tab/>36</text:p>
      <text:p text:style-name="P18">email_address <text:tab/><text:tab/>35</text:p>
      <text:p text:style-name="P18">total_payments <text:tab/><text:tab/>21</text:p>
      <text:p text:style-name="P18">total_stock_value <text:tab/><text:tab/>20</text:p>
      <text:p text:style-name="P18">poi <text:tab/><text:tab/><text:tab/><text:tab/>0</text:p>
      <text:p text:style-name="P15"/>
      <text:list xml:id="list8629439802865219696" text:style-name="L6">
        <text:list-item>
          <text:p text:style-name="P12">Data Pre-Processing</text:p>
        </text:list-item>
      </text:list>
      <text:p text:style-name="P16"/>
      <text:p text:style-name="P15">To remove outliers from the data, the following data points were first removed:</text:p>
      <text:list xml:id="list5936013261575736753" text:style-name="L7">
        <text:list-item>
          <text:p text:style-name="P11">'TOTAL' - </text:p>
        </text:list-item>
        <text:list-item>
          <text:p text:style-name="P11">'THE TRAVEL AGENCY IN THE PARK' - </text:p>
        </text:list-item>
        <text:list-item>
          <text:p text:style-name="P11">'LOCKHART EUGENE F' - </text:p>
        </text:list-item>
      </text:list>
      <text:p text:style-name="P10"/>
      <text:p text:style-name="P10">Because the feature 'email_address' holds a different and unique string value for each data point, it would not provide any use in setting up a predictive model for the data set. For this reason, the feature was removed.</text:p>
      <text:p text:style-name="P10"/>
      <text:p text:style-name="P10">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georgia" svg:font-family="georgia, 'times new roman', times, serif"/>
    <style:font-face style:name="monospace" svg:font-family="monospace"/>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6-11-24T12:07:46</dc:date>
    <dc:creator>Chris Giler</dc:creator>
    <meta:editing-duration>PT1H22M25S</meta:editing-duration>
    <meta:editing-cycles>2</meta:editing-cycles>
    <meta:document-statistic meta:table-count="1" meta:image-count="0" meta:object-count="0" meta:page-count="2" meta:paragraph-count="82" meta:word-count="474" meta:character-count="3064"/>
  </office:meta>
</office:document-meta>
</file>